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19208b"/>
    </style:style>
    <style:style style:name="P5" style:family="paragraph" style:parent-style-name="Standard">
      <style:paragraph-properties style:snap-to-layout-grid="false"/>
      <style:text-properties officeooo:paragraph-rsid="002a22af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09f34a" officeooo:paragraph-rsid="001a15bc"/>
    </style:style>
    <style:style style:name="P10" style:family="paragraph" style:parent-style-name="Standard">
      <style:paragraph-properties style:snap-to-layout-grid="false"/>
      <style:text-properties officeooo:rsid="001d8066" officeooo:paragraph-rsid="001d8066"/>
    </style:style>
    <style:style style:name="P11" style:family="paragraph" style:parent-style-name="Standard">
      <style:paragraph-properties style:snap-to-layout-grid="false"/>
      <style:text-properties fo:font-weight="normal" officeooo:rsid="000db5c6" officeooo:paragraph-rsid="0021bb15" style:font-weight-asian="normal" style:font-weight-complex="normal"/>
    </style:style>
    <style:style style:name="P12" style:family="paragraph" style:parent-style-name="Standard">
      <style:paragraph-properties style:snap-to-layout-grid="false"/>
      <style:text-properties officeooo:rsid="002ced1d" officeooo:paragraph-rsid="002ced1d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1a15bc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1a15bc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d8066" officeooo:paragraph-rsid="001d8066"/>
    </style:style>
    <style:style style:name="P16" style:family="paragraph" style:parent-style-name="Standard" style:master-page-name="Standard">
      <style:paragraph-properties style:page-number="auto"/>
      <style:text-properties style:font-name="Book Antiqua"/>
    </style:style>
    <style:style style:name="P17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officeooo:rsid="0015476b" officeooo:paragraph-rsid="0021bb15"/>
    </style:style>
    <style:style style:name="P18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font-name="Times New Roman" officeooo:paragraph-rsid="0023b007" style:font-style-complex="italic"/>
    </style:style>
    <style:style style:name="P19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font-name="Times New Roman" officeooo:paragraph-rsid="0023b007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19208b"/>
    </style:style>
    <style:style style:name="T5" style:family="text">
      <style:text-properties style:use-window-font-color="true" style:font-name="Times New Roman" fo:font-weight="normal" officeooo:rsid="0019208b" style:font-weight-asian="normal" style:font-weight-complex="normal"/>
    </style:style>
    <style:style style:name="T6" style:family="text">
      <style:text-properties style:use-window-font-color="true" style:font-name="Times New Roman" officeooo:rsid="001a15bc"/>
    </style:style>
    <style:style style:name="T7" style:family="text">
      <style:text-properties style:use-window-font-color="true" style:text-line-through-style="none" style:font-name="Times New Roman" fo:font-size="12pt" fo:font-style="normal" style:text-underline-style="none" fo:font-weight="normal" officeooo:rsid="002ced1d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line-through-style="none" style:font-name="Times New Roman1" fo:font-size="12pt" fo:font-style="normal" style:text-underline-style="none" fo:font-weight="bold" officeooo:rsid="0023b007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weight-complex="bold"/>
    </style:style>
    <style:style style:name="T9" style:family="text">
      <style:text-properties style:use-window-font-color="true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0" style:family="text">
      <style:text-properties style:use-window-font-color="true" fo:font-size="12pt" fo:font-weight="normal" officeooo:rsid="00155b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1" style:family="text">
      <style:text-properties style:use-window-font-color="true" fo:font-size="12pt" fo:font-weight="normal" officeooo:rsid="0021bb15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" style:family="text">
      <style:text-properties style:use-window-font-color="true" fo:font-size="12pt" fo:font-weight="normal" officeooo:rsid="002edd3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3" style:family="text">
      <style:text-properties officeooo:rsid="001cb713"/>
    </style:style>
    <style:style style:name="T14" style:family="text">
      <style:text-properties fo:font-weight="normal" officeooo:rsid="002ced1d" style:font-weight-asian="normal" style:font-weight-complex="normal"/>
    </style:style>
    <style:style style:name="T15" style:family="text">
      <style:text-properties officeooo:rsid="0021bb15"/>
    </style:style>
    <style:style style:name="T16" style:family="text">
      <style:text-properties officeooo:rsid="002ced1d"/>
    </style:style>
    <style:style style:name="T17" style:family="text">
      <style:text-properties officeooo:rsid="002edd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14">Eliminar</text:span><text:span text:style-name="UC_5f_NormalAzul_20_Car"><text:span text:style-name="T5"> Linea Base.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17">CU.G.03.0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4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Default_20_Paragraph_20_Font"><text:span text:style-name="T7">Eliminar una linea base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UC_5f_NormalAzul_20_Car"><text:span text:style-name="T6">El actor debe estar logueado como Administrador de 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13">Linea Base eliminada.</text:span></text:p>
          </table:table-cell>
          <table:covered-table-cell/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10">1.Selecciona la <text:span text:style-name="T17">opción</text:span> <text:span text:style-name="T16">Eliminar</text:span> Linea Base.</text:p>
          </table:table-cell>
          <table:table-cell table:style-name="Tabla2.A1" office:value-type="string">
            <text:p text:style-name="P13"/>
          </table:table-cell>
        </table:table-row>
        <table:table-row table:style-name="Tabla2.4">
          <table:table-cell table:style-name="Tabla2.A2" office:value-type="string">
            <text:p text:style-name="P14"/>
          </table:table-cell>
          <table:table-cell table:style-name="Tabla2.A1" office:value-type="string">
            <text:p text:style-name="P10">2.Pide <text:span text:style-name="T17">confirmación.</text:span></text:p>
          </table:table-cell>
        </table:table-row>
        <table:table-row table:style-name="Tabla2.4">
          <table:table-cell table:style-name="Tabla2.A5" office:value-type="string">
            <text:p text:style-name="P15">3.Confirma la operación.</text:p>
          </table:table-cell>
          <table:table-cell table:style-name="Tabla2.B5" office:value-type="string">
            <text:p text:style-name="P9"/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10">4.<text:span text:style-name="T16">Libera todos los ítems ligados a la linea base y pasan a estar en el estado “aprobado”</text:span>.</text:p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12">5.Persiste los datos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1172101894746300617" text:style-name="WW8Num8">
              <text:list-item>
                <text:p text:style-name="P17">Cancelar.</text:p>
                <text:p text:style-name="P18"><text:span text:style-name="T9">En el paso </text:span><text:span text:style-name="T11">3</text:span><text:span text:style-name="T9">, se selecciona la </text:span><text:span text:style-name="T12">opción</text:span><text:span text:style-name="T9"> Cancelar, se vuelve a </text:span><text:span text:style-name="T10">A</text:span><text:span text:style-name="T9">dministrar </text:span><text:span text:style-name="T11">Linea Base</text:span><text:span text:style-name="T9">.</text:span></text:p>
                <text:p text:style-name="P19"><text:span text:style-name="Default_20_Paragraph_20_Font"><text:span text:style-name="T8"/></text:span>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16">5</text:span>.Si el sistema no puede persistir los <text:span text:style-name="T15">cambios</text:span>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5">Asociaciones de Inclusión:</text:p>
          </table:table-cell>
        </table:table-row>
        <table:table-row table:style-name="Tabla5.1">
          <table:table-cell table:style-name="Tabla5.A1" office:value-type="string">
            <text:p text:style-name="P3">Casos de Uso donde se incluye: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5">Administrar Linea Base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7">RF298, RF299, RF300, RF301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use-window-font-color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3</meta:editing-cycles>
    <meta:editing-duration>PT2H33M32S</meta:editing-duration>
    <dc:date>2014-03-16T22:38:01.318851408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5" meta:word-count="151" meta:character-count="994" meta:non-whitespace-character-count="866"/>
  </office:meta>
</office:document-meta>
</file>